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D00000208EC898AEE.jpg"/>
  <manifest:file-entry manifest:media-type="image/gif" manifest:full-path="Pictures/10000000000000FB0000011E984D183A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="Arrow" draw:marker-start-width="0.3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cm" draw:marker-start-width="0.2cm" draw:marker-end-width="0.2cm" draw:fill="none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9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line draw:style-name="gr1" draw:text-style-name="P1" draw:layer="layout" svg:x1="2.355cm" svg:y1="2.743cm" svg:x2="8.05cm" svg:y2="5.953cm">
          <text:p text:style-name="P1"/>
          <text:p text:style-name="P1"><text:span text:style-name="T1">2m</text:span></text:p>
        </draw:line>
        <draw:frame draw:style-name="gr2" draw:text-style-name="P1" draw:layer="layout" svg:width="2.191cm" svg:height="2.496cm" svg:x="0.165cm" svg:y="0.258cm">
          <draw:image xlink:href="Pictures/10000000000000FB0000011E984D183A.gif" xlink:type="simple" xlink:show="embed" xlink:actuate="onLoad">
            <text:p/>
          </draw:image>
        </draw:frame>
        <draw:frame draw:style-name="gr2" draw:text-style-name="P1" draw:layer="layout" svg:width="1.767cm" svg:height="3.053cm" svg:x="8.106cm" svg:y="4.534cm">
          <draw:image xlink:href="Pictures/100000000000012D00000208EC898AEE.jpg" xlink:type="simple" xlink:show="embed" xlink:actuate="onLoad">
            <text:p/>
          </draw:image>
        </draw:frame>
        <draw:path draw:style-name="gr3" draw:text-style-name="P1" draw:layer="layout" svg:width="5.044cm" svg:height="1.036cm" draw:transform="rotate (-0.440695636128485) translate (2.86497329796401cm 1.96004074504688cm)" svg:viewBox="0 0 5045 1037" svg:d="m0 1842c1641-1702 2972 61 2972 61 0 0 791-1122 1368 139 55-186 543-702 705 96">
          <text:p/>
        </draw:path>
        <draw:frame draw:style-name="gr4" draw:text-style-name="P2" draw:layer="layout" svg:width="1.129cm" svg:height="0.887cm" svg:x="4.017cm" svg:y="2.162cm">
          <draw:text-box>
            <text:p text:style-name="P2"><text:span text:style-name="T2">1 m</text:span></text:p>
          </draw:text-box>
        </draw:frame>
        <draw:frame draw:style-name="gr5" draw:text-style-name="P2" draw:layer="layout" svg:width="1.403cm" svg:height="0.949cm" svg:x="5.776cm" svg:y="3.31cm">
          <draw:text-box>
            <text:p text:style-name="P2"><text:span text:style-name="T2">½ m</text:span></text:p>
          </draw:text-box>
        </draw:frame>
        <draw:frame draw:style-name="gr5" draw:text-style-name="P2" draw:layer="layout" svg:width="1.403cm" svg:height="0.949cm" svg:x="6.616cm" svg:y="3.989cm">
          <draw:text-box>
            <text:p text:style-name="P2"><text:span text:style-name="T2">¼ 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latão </meta:initial-creator>
    <meta:creation-date>2011-03-22T16:52:58</meta:creation-date>
    <dc:date>2011-03-22T17:30:48</dc:date>
    <dc:creator>Platão </dc:creator>
    <meta:editing-duration>PT00H37M52S</meta:editing-duration>
    <meta:editing-cycles>3</meta:editing-cycles>
    <meta:generator>BrOffice.org/3.2$Linux OpenOffice.org_project/320m19$Build-9505</meta:generator>
    <meta:document-statistic meta:object-count="7"/>
  </office:meta>
</office:document-meta>
</file>